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eda7a" officeooo:paragraph-rsid="001eda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tle: Probability Kinematics Constrained by Conditionals</text:p>
      <text:p text:style-name="P1"/>
      <text:p text:style-name="P1">Author: Stefan Lukits</text:p>
      <text:p text:style-name="P1"/>
      <text:p text:style-name="P1">Affilitation: University of British Columbia</text:p>
      <text:p text:style-name="P1"/>
      <text:p text:style-name="P1">Address:</text:p>
      <text:p text:style-name="P1"/>
      <text:p text:style-name="P1">20 22nd Avenue East</text:p>
      <text:p text:style-name="P1">Vancouver BC V5V 1T4 Canada</text:p>
      <text:p text:style-name="P1"/>
      <text:p text:style-name="P1">sediomyle@gmail.com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9T14:11:58.983793923</meta:creation-date>
    <dc:date>2014-05-09T14:21:50.735084009</dc:date>
    <meta:editing-duration>P0D</meta:editing-duration>
    <meta:editing-cycles>1</meta:editing-cycles>
    <meta:document-statistic meta:table-count="0" meta:image-count="0" meta:object-count="0" meta:page-count="1" meta:paragraph-count="7" meta:word-count="25" meta:character-count="195" meta:non-whitespace-character-count="177"/>
    <meta:generator>LibreOffice/4.2.3.3$Linux_x86 LibreOffice_project/420m0$Build-3</meta:generator>
  </office:meta>
</office:document-meta>
</file>